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helvetica neue" svg:font-family="'helvetica neue', Helvetica, Arial, sans-serif"/>
    <style:font-face style:name="times new roman" svg:font-family="'times new roman', sans-serif"/>
    <style:font-face style:name="verdana" svg:font-family="verdan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in" fo:margin-right="0in" fo:margin-top="0in" fo:margin-bottom="0in" style:contextual-spacing="false" style:line-height-at-least="0.2189in" fo:text-indent="0in" style:auto-text-indent="false" fo:background-color="#efefef"/>
      <style:text-properties fo:font-variant="normal" fo:text-transform="none" fo:color="#880000" loext:opacity="100%" style:font-name="Consolas" fo:font-size="9pt" fo:letter-spacing="normal" fo:font-style="normal" fo:font-weight="normal" loext:padding="0.0193in" loext:border="0.06pt solid #888888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2189in" fo:text-align="center" style:justify-single-word="false" fo:text-indent="0in" style:auto-text-indent="false"/>
      <style:text-properties fo:color="#222222" loext:opacity="100%" style:font-name="helvetica neue" fo:font-size="15.75pt" loext:padding="0in" loext:border="none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.2189in" fo:text-align="center" style:justify-single-word="false" fo:text-indent="0in" style:auto-text-indent="fals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4" style:family="paragraph" style:parent-style-name="Standard">
      <style:paragraph-properties fo:margin-top="0in" fo:margin-bottom="0in" style:contextual-spacing="false" style:line-height-at-least="0.2189in" fo:text-align="center" style:justify-single-word="fals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 fo:padding="0in" fo:border="non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/>
      <style:text-properties fo:font-variant="normal" fo:text-transform="none" fo:color="#222222" loext:opacity="100%" style:font-name="helvetica neue" fo:font-size="10.5pt" fo:letter-spacing="normal" fo:font-style="normal" fo:font-weight="bold" loext:padding="0in" loext:border="none"/>
    </style:style>
    <style:style style:name="P7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/>
      <style:text-properties fo:font-variant="normal" fo:text-transform="none" fo:color="#222222" loext:opacity="100%" style:font-name="helvetica neue" fo:font-size="12pt" fo:letter-spacing="normal" fo:font-style="normal" fo:font-weight="bold" loext:padding="0in" loext:border="none"/>
    </style:style>
    <style:style style:name="P8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/>
      <style:text-properties fo:text-transform="lowercase" fo:color="#222222" loext:opacity="100%" style:font-name="Consolas" fo:font-size="10.5pt" fo:letter-spacing="normal" fo:font-style="normal" fo:font-weight="bold" loext:padding-left="0in" loext:padding-right="0in" loext:padding-top="0in" loext:padding-bottom="0.0193in" loext:border-left="none" loext:border-right="none" loext:border-top="none" loext:border-bottom="0.06pt solid #888888"/>
    </style:style>
    <style:style style:name="P9" style:family="paragraph" style:parent-style-name="Text_20_body">
      <style:paragraph-properties fo:margin-left="0.0102in" fo:margin-right="0.0102in" fo:margin-top="0.0102in" fo:margin-bottom="0.0102in" style:contextual-spacing="false" fo:line-height="110%" fo:text-indent="0in" style:auto-text-indent="false"/>
      <style:text-properties fo:color="#888888" loext:opacity="100%" loext:padding="0.0311in" loext:border="0.06pt solid #b9b9b9"/>
    </style:style>
    <style:style style:name="T1" style:family="text">
      <style:text-properties style:font-name="times new roman" fo:font-size="12.75pt"/>
    </style:style>
    <style:style style:name="T2" style:family="text">
      <style:text-properties fo:font-variant="normal" fo:text-transform="none" fo:color="#000000" loext:opacity="100%" style:font-name="verdana" fo:font-size="10.5pt" fo:letter-spacing="normal" fo:font-style="normal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 loext:padding="0in" loext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. Football</text:p>
      <text:section text:style-name="Sect1" text:name="pageContent">
        <text:p text:style-name="P3">time limit per test</text:p>
        <text:p text:style-name="P4">2 seconds</text:p>
        <text:p text:style-name="P3">memory limit per test</text:p>
        <text:p text:style-name="P4">256 megabytes</text:p>
        <text:p text:style-name="P3">input</text:p>
        <text:p text:style-name="P4">standard input</text:p>
        <text:p text:style-name="P3">output</text:p>
        <text:p text:style-name="P4">standard output</text:p>
        <text:p text:style-name="P5">Petya loves football very much. One day, as he was watching a football match, he was writing the players' current positions on a piece of paper. To simplify the situation he depicted it as a string consisting of zeroes and ones. A zero corresponds to players of one team; a one corresponds to players of another team. If there are at least <text:span text:style-name="T1">7</text:span> players of some team standing one after another, then the situation is considered dangerous. For example, the situation <text:span text:style-name="T1">00100110111111101</text:span> is dangerous and <text:span text:style-name="T1">11110111011101</text:span> is not. You are given the current situation. Determine whether it is dangerous or not.</text:p>
        <text:p text:style-name="P7">Input</text:p>
        <text:p text:style-name="P5">The first input line contains a non-empty string consisting of characters "0" and "1", which represents players. The length of the string does not exceed <text:span text:style-name="T1">100</text:span> characters. There's at least one player from each team present on the field.</text:p>
        <text:p text:style-name="P7">Output</text:p>
        <text:p text:style-name="P5">Print "YES" if the situation is dangerous. Otherwise, print "NO".</text:p>
        <text:p text:style-name="P6">Examples</text:p>
        <text:p text:style-name="P8">input</text:p>
        <text:section text:style-name="Sect1" text:name="id0038852708303020167">
          <text:p text:style-name="P9">Copy</text:p>
        </text:section>
        <text:p text:style-name="P1"><text:bookmark text:name="id007924530966265493"/>001001</text:p>
        <text:p text:style-name="P8">output</text:p>
        <text:section text:style-name="Sect1" text:name="id002251749004410435">
          <text:p text:style-name="P9">Copy</text:p>
        </text:section>
        <text:p text:style-name="P1"><text:bookmark text:name="id006345357950050556"/>NO</text:p>
        <text:p text:style-name="P8">input</text:p>
        <text:section text:style-name="Sect1" text:name="id00024589625753919542">
          <text:p text:style-name="P9">Copy</text:p>
        </text:section>
        <text:p text:style-name="P1"><text:bookmark text:name="id005189416553129023"/>1000000001</text:p>
        <text:p text:style-name="P8">output</text:p>
        <text:section text:style-name="Sect1" text:name="id00355422475137382">
          <text:p text:style-name="P9">Copy</text:p>
        </text:section>
        <text:p text:style-name="P1"><text:bookmark text:name="id005538643670016803"/>YES</text:p>
      </text:section>
      <text:p text:style-name="Standard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helvetica neue" svg:font-family="'helvetica neue', Helvetica, Arial, sans-serif"/>
    <style:font-face style:name="times new roman" svg:font-family="'times new roman', sans-serif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3.1.3$Linux_X86_64 LibreOffice_project/30$Build-3</meta:generator>
    <dc:date>2022-06-11T00:19:31.339933906</dc:date>
    <meta:editing-duration>PT12S</meta:editing-duration>
    <meta:editing-cycles>1</meta:editing-cycles>
    <meta:document-statistic meta:table-count="0" meta:image-count="0" meta:object-count="0" meta:page-count="1" meta:paragraph-count="28" meta:word-count="185" meta:character-count="1089" meta:non-whitespace-character-count="930"/>
  </office:meta>
</office:document-meta>
</file>